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fo:text-align="start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ce4e5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8ccfb7"/>
      <style:paragraph-properties fo:text-align="start"/>
    </style:style>
    <style:style style:name="P7" style:family="paragraph">
      <loext:graphic-properties draw:fill="solid" draw:fill-color="#adc5e7"/>
      <style:text-properties fo:font-size="12pt"/>
    </style:style>
    <style:style style:name="P8" style:family="paragraph">
      <loext:graphic-properties draw:fill="solid" draw:fill-color="#59c5c7"/>
    </style:style>
    <style:style style:name="P9" style:family="paragraph">
      <loext:graphic-properties draw:fill="solid" draw:fill-color="#ffffff"/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ffff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solid" draw:fill-color="#8ccfb7"/>
      <style:paragraph-properties fo:text-align="start"/>
      <style:text-properties fo:font-size="12pt"/>
    </style:style>
    <style:style style:name="P14" style:family="paragraph">
      <loext:graphic-properties draw:fill="solid" draw:fill-color="#ffffff" draw:opacity="0%"/>
      <style:paragraph-properties fo:text-align="start"/>
      <style:text-properties fo:font-size="18pt" style:font-size-asian="18pt" style:font-size-complex="18pt"/>
    </style:style>
    <style:style style:name="P15" style:family="paragraph">
      <loext:graphic-properties draw:fill="solid" draw:fill-color="#ffffff" draw:opacity="0%"/>
      <style:paragraph-properties fo:text-align="center"/>
    </style:style>
    <style:style style:name="P16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erif" fo:font-size="18pt" style:font-name-asian="Noto Sans CJK SC" style:font-size-asian="18pt" style:font-name-complex="Lohit Devanagari" style:font-size-complex="18pt"/>
    </style:style>
    <style:style style:name="T9" style:family="text">
      <style:text-properties style:font-name="Liberation Serif" fo:font-size="12pt" style:font-name-asian="Noto Sans CJK SC" style:font-size-asian="12pt" style:font-name-complex="Lohit Devanagari" style:font-size-complex="12pt"/>
    </style:style>
    <style:style style:name="gr1" style:family="graphic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4.069cm" fo:min-width="9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bce4e5" draw:textarea-horizontal-align="justify" draw:textarea-vertical-align="middle" draw:auto-grow-height="false" fo:min-height="1.148cm" fo:min-width="5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8ccfb7" draw:textarea-horizontal-align="justify" draw:textarea-vertical-align="middle" draw:auto-grow-height="false" fo:min-height="1.104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adc5e7" draw:textarea-horizontal-align="justify" draw:textarea-vertical-align="middle" draw:auto-grow-height="false" fo:min-height="0.801cm" fo:min-width="2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59c5c7" draw:textarea-horizontal-align="justify" draw:textarea-vertical-align="middle" draw:auto-grow-height="false" fo:min-height="0.776cm" fo:min-width="2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ff" draw:textarea-horizontal-align="justify" draw:textarea-vertical-align="middle" draw:auto-grow-height="false" fo:min-height="0.917cm" fo:min-width="8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bce4e5" draw:textarea-horizontal-align="justify" draw:textarea-vertical-align="middle" draw:auto-grow-height="false" fo:min-height="1.154cm" fo:min-width="5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solid" draw:fill-color="#bce4e5" draw:textarea-horizontal-align="justify" draw:textarea-vertical-align="middle" draw:auto-grow-height="false" fo:min-height="1.148cm" fo:min-width="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="solid" draw:fill-color="#adc5e7" draw:textarea-horizontal-align="justify" draw:textarea-vertical-align="middle" draw:auto-grow-height="false" fo:min-height="0.799cm" fo:min-width="2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59c5c7" draw:textarea-horizontal-align="justify" draw:textarea-vertical-align="middle" draw:auto-grow-height="false" fo:min-height="0.774cm" fo:min-width="2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ffff" draw:textarea-horizontal-align="justify" draw:textarea-vertical-align="middle" draw:auto-grow-height="false" fo:min-height="0.919cm" fo:min-width="8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="solid" draw:fill-color="#adc5e7" draw:textarea-horizontal-align="justify" draw:textarea-vertical-align="middle" draw:auto-grow-height="false" fo:min-height="0.799cm" fo:min-width="2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="solid" draw:fill-color="#bce4e5" draw:textarea-horizontal-align="justify" draw:textarea-vertical-align="middle" draw:auto-grow-height="false" fo:min-height="1.147cm" fo:min-width="5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="solid" draw:fill-color="#bce4e5" draw:textarea-horizontal-align="justify" draw:textarea-vertical-align="middle" draw:auto-grow-height="false" fo:min-height="1.155cm" fo:min-width="5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="solid" draw:fill-color="#adc5e7" draw:textarea-horizontal-align="justify" draw:textarea-vertical-align="middle" draw:auto-grow-height="false" fo:min-height="0.801cm" fo:min-width="2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="solid" draw:fill-color="#8ccfb7" draw:textarea-horizontal-align="justify" draw:textarea-vertical-align="middle" draw:auto-grow-height="false" fo:min-height="1.108cm" fo:min-width="2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="solid" draw:fill-color="#8ccfb7" draw:textarea-horizontal-align="justify" draw:textarea-vertical-align="middle" draw:auto-grow-height="false" fo:min-height="1.108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Fine_20_Dashed" svg:stroke-color="#000000" draw:fill="solid" draw:fill-color="#ffffff" draw:opacity="0%" draw:textarea-horizontal-align="justify" draw:textarea-vertical-align="middle" draw:auto-grow-height="false" fo:min-height="4.069cm" fo:min-width="9.36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dash" draw:stroke-dash="Fine_20_Dashed" svg:stroke-color="#000000" draw:fill="solid" draw:fill-color="#ffffff" draw:opacity="0%" draw:textarea-horizontal-align="justify" draw:textarea-vertical-align="middle" draw:auto-grow-height="false" fo:min-height="4.071cm" fo:min-width="9.36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cm" svg:stroke-color="#3465a4" draw:marker-start-width="0.349cm" draw:marker-end-width="0.349cm" draw:fill="solid" draw:fill-color="#ffffff" draw:opacity="0%" draw:textarea-horizontal-align="justify" draw:textarea-vertical-align="middle" draw:auto-grow-height="false" fo:min-height="27.309cm" fo:min-width="9.871cm" fo:padding-top="0cm" fo:padding-bottom="0cm" fo:padding-left="0cm" fo:padding-right="0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101cm" svg:stroke-color="#3465a4" draw:marker-start-width="0.649cm" draw:marker-end-width="0.649cm" draw:fill="solid" draw:fill-color="#729fcf" draw:opacity="0%" draw:textarea-horizontal-align="justify" draw:textarea-vertical-align="middle" draw:auto-grow-height="false" fo:min-height="27.94cm" fo:min-width="19.509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9.363cm" svg:height="4.07cm" svg:x="2.42cm" svg:y="21.48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1" draw:style-name="gr2" draw:text-style-name="P3" svg:width="5.16cm" svg:height="1.149cm" svg:x="15.812cm" svg:y="1.102cm"><text:p text:style-name="P2"><text:span text:style-name="T1">host tcpborphserver</text:span></text:p><text:p text:style-name="P2"><text:span text:style-name="T2">roach, red pitaya</text:span></text:p><draw:enhanced-geometry svg:viewBox="0 0 21600 21600" draw:type="rectangle" draw:enhanced-path="M 0 0 L 21600 0 21600 21600 0 21600 0 0 Z N"/></draw:custom-shape><draw:line text:anchor-type="paragraph" draw:z-index="2" draw:name="Shape5" draw:style-name="gr3" draw:text-style-name="P2" svg:x1="11.354cm" svg:y1="1.699cm" svg:x2="15.811cm" svg:y2="1.687cm"><text:p/></draw:line><draw:frame text:anchor-type="paragraph" draw:z-index="3" draw:name="Shape6" draw:style-name="gr4" draw:text-style-name="P4" svg:width="2.548cm" svg:height="0.814cm" svg:x="12.725cm" svg:y="0.866cm"><draw:text-box><text:p><text:span text:style-name="T3">katcp over TCP/IP</text:span></text:p></draw:text-box></draw:frame><draw:custom-shape text:anchor-type="paragraph" draw:z-index="4" draw:name="Shape10" draw:style-name="gr5" draw:text-style-name="P6" svg:width="2.648cm" svg:height="1.221cm" svg:x="2.725cm" svg:y="-0.333cm"><text:p text:style-name="P5"><text:span text:style-name="T4"/></text:p><text:p text:style-name="P5"><text:span text:style-name="T4">Memory </text:span></text:p><text:p text:style-name="P5"><text:span text:style-name="T4">devices</text:span></text:p><text:p text:style-name="P5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0" draw:style-name="gr6" draw:text-style-name="P7" svg:width="2.488cm" svg:height="0.886cm" svg:x="9.255cm" svg:y="-0.053cm"><text:p><text:span text:style-name="T5">ADC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0" draw:style-name="gr7" draw:text-style-name="P8" svg:width="2.557cm" svg:height="0.858cm" svg:x="2.768cm" svg:y="2.475cm"><text:p><text:span text:style-name="T4">Other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4" draw:style-name="gr8" draw:text-style-name="P9" svg:width="8.587cm" svg:height="0.918cm" svg:x="2.768cm" svg:y="1.229cm"><text:p text:style-name="P2"><text:span text:style-name="T6">transport_katcp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3" svg:width="5.16cm" svg:height="1.154cm" svg:x="15.812cm" svg:y="9.756cm"><text:p text:style-name="P2"><text:span text:style-name="T1">skarab microblaze</text:span></text:p><text:p text:style-name="P2"><text:span text:style-name="T2">skarab</text:span></text:p><draw:enhanced-geometry svg:viewBox="0 0 21600 21600" draw:type="rectangle" draw:enhanced-path="M 0 0 L 21600 0 21600 21600 0 21600 0 0 Z N"/></draw:custom-shape><draw:line text:anchor-type="paragraph" draw:z-index="9" draw:name="Shape5" draw:style-name="gr3" draw:text-style-name="P2" svg:x1="11.291cm" svg:y1="10.369cm" svg:x2="15.692cm" svg:y2="10.328cm"><text:p/></draw:line><draw:frame text:anchor-type="paragraph" draw:z-index="10" draw:name="Shape6" draw:style-name="gr10" draw:text-style-name="P4" svg:width="1.133cm" svg:height="0.415cm" svg:x="12.458cm" svg:y="9.924cm"><draw:text-box><text:p><text:span text:style-name="T3">TCP/IP</text:span></text:p></draw:text-box></draw:frame><draw:frame text:anchor-type="paragraph" draw:z-index="11" draw:name="Shape3" draw:style-name="gr11" draw:text-style-name="P10" svg:width="3.271cm" svg:height="0.8cm" svg:x="5.413cm" svg:y="25.714cm"><draw:text-box><text:p><text:span text:style-name="T7">casperfpga</text:span></text:p></draw:text-box></draw:frame><draw:line text:anchor-type="paragraph" draw:z-index="12" draw:name="Shape5" draw:style-name="gr3" draw:text-style-name="P2" svg:x1="11.354cm" svg:y1="5.953cm" svg:x2="15.721cm" svg:y2="5.972cm"><text:p/></draw:line><draw:frame text:anchor-type="paragraph" draw:z-index="13" draw:name="Shape6" draw:style-name="gr12" draw:text-style-name="P11" svg:width="2.548cm" svg:height="0.814cm" svg:x="12.589cm" svg:y="5.043cm"><draw:text-box><text:p><text:span text:style-name="T3">katcp over TCP/IP</text:span></text:p></draw:text-box></draw:frame><draw:custom-shape text:anchor-type="paragraph" draw:z-index="14" draw:name="Shape1" draw:style-name="gr13" draw:text-style-name="P3" svg:width="5.162cm" svg:height="1.149cm" svg:x="15.81cm" svg:y="5.438cm"><text:p text:style-name="P2"><text:span text:style-name="T1">host tcpborphserver</text:span></text:p><text:p text:style-name="P2"><text:span text:style-name="T2">alveo</text:span></text:p><draw:enhanced-geometry svg:viewBox="0 0 21600 21600" draw:type="rectangle" draw:enhanced-path="M 0 0 L 21600 0 21600 21600 0 21600 0 0 Z N"/></draw:custom-shape><draw:line text:anchor-type="paragraph" draw:z-index="15" draw:name="Shape4" draw:style-name="gr14" draw:text-style-name="P2" svg:x1="6.978cm" svg:y1="0.249cm" svg:x2="7.001cm" svg:y2="1.246cm"><text:p/></draw:line><draw:line text:anchor-type="paragraph" draw:z-index="16" draw:name="Shape2" draw:style-name="gr14" draw:text-style-name="P2" svg:x1="6.978cm" svg:y1="0.249cm" svg:x2="5.373cm" svg:y2="0.274cm"><text:p/></draw:line><draw:line text:anchor-type="paragraph" draw:z-index="17" draw:name="Shape7" draw:style-name="gr14" draw:text-style-name="P2" svg:x1="8.29cm" svg:y1="0.421cm" svg:x2="8.29cm" svg:y2="1.246cm"><text:p/></draw:line><draw:line text:anchor-type="paragraph" draw:z-index="18" draw:name="Shape8" draw:style-name="gr14" draw:text-style-name="P2" svg:x1="8.29cm" svg:y1="0.421cm" svg:x2="9.256cm" svg:y2="0.421cm"><text:p/></draw:line><draw:line text:anchor-type="paragraph" draw:z-index="19" draw:name="Shape9" draw:style-name="gr14" draw:text-style-name="P12" svg:x1="7.586cm" svg:y1="2.893cm" svg:x2="5.323cm" svg:y2="2.87cm"><text:p/></draw:line><draw:line text:anchor-type="paragraph" draw:z-index="20" draw:name="Shape11" draw:style-name="gr14" draw:text-style-name="P2" svg:x1="7.587cm" svg:y1="2.894cm" svg:x2="7.619cm" svg:y2="2.146cm"><text:p/></draw:line><draw:custom-shape text:anchor-type="paragraph" draw:z-index="21" draw:name="Shape10" draw:style-name="gr15" draw:text-style-name="P7" svg:width="2.631cm" svg:height="0.884cm" svg:x="9.133cm" svg:y="4.26cm"><text:p><text:span text:style-name="T5">ADC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0" draw:style-name="gr16" draw:text-style-name="P8" svg:width="2.557cm" svg:height="0.856cm" svg:x="2.768cm" svg:y="6.787cm"><text:p><text:span text:style-name="T4">Other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4" draw:style-name="gr17" draw:text-style-name="P9" svg:width="8.587cm" svg:height="0.92cm" svg:x="2.768cm" svg:y="5.54cm"><text:p text:style-name="P2"><text:span text:style-name="T6">transport_katcp</text:span></text:p><draw:enhanced-geometry svg:viewBox="0 0 21600 21600" draw:type="rectangle" draw:enhanced-path="M 0 0 L 21600 0 21600 21600 0 21600 0 0 Z N"/></draw:custom-shape><draw:line text:anchor-type="paragraph" draw:z-index="24" draw:name="Shape7" draw:style-name="gr14" draw:text-style-name="P2" svg:x1="8.167cm" svg:y1="4.733cm" svg:x2="8.167cm" svg:y2="5.558cm"><text:p/></draw:line><draw:line text:anchor-type="paragraph" draw:z-index="25" draw:name="Shape8" draw:style-name="gr14" draw:text-style-name="P2" svg:x1="8.167cm" svg:y1="4.733cm" svg:x2="9.133cm" svg:y2="4.733cm"><text:p/></draw:line><draw:line text:anchor-type="paragraph" draw:z-index="26" draw:name="Shape9" draw:style-name="gr14" draw:text-style-name="P12" svg:x1="7.464cm" svg:y1="7.206cm" svg:x2="5.323cm" svg:y2="7.202cm"><text:p/></draw:line><draw:line text:anchor-type="paragraph" draw:z-index="27" draw:name="Shape11" draw:style-name="gr14" draw:text-style-name="P2" svg:x1="7.464cm" svg:y1="7.207cm" svg:x2="7.496cm" svg:y2="6.459cm"><text:p/></draw:line><draw:custom-shape text:anchor-type="paragraph" draw:z-index="28" draw:name="Shape10" draw:style-name="gr18" draw:text-style-name="P7" svg:width="2.632cm" svg:height="0.884cm" svg:x="8.954cm" svg:y="8.61cm"><text:p><text:span text:style-name="T5">ADC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0" draw:style-name="gr16" draw:text-style-name="P8" svg:width="2.557cm" svg:height="0.856cm" svg:x="2.704cm" svg:y="11.137cm"><text:p><text:span text:style-name="T4">Other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4" draw:style-name="gr8" draw:text-style-name="P9" svg:width="8.587cm" svg:height="0.918cm" svg:x="2.704cm" svg:y="9.892cm"><text:p text:style-name="P2"><text:span text:style-name="T6">transport_katcp</text:span></text:p><draw:enhanced-geometry svg:viewBox="0 0 21600 21600" draw:type="rectangle" draw:enhanced-path="M 0 0 L 21600 0 21600 21600 0 21600 0 0 Z N"/></draw:custom-shape><draw:line text:anchor-type="paragraph" draw:z-index="31" draw:name="Shape7" draw:style-name="gr14" draw:text-style-name="P2" svg:x1="7.989cm" svg:y1="9.083cm" svg:x2="7.989cm" svg:y2="9.908cm"><text:p/></draw:line><draw:line text:anchor-type="paragraph" draw:z-index="32" draw:name="Shape8" draw:style-name="gr14" draw:text-style-name="P2" svg:x1="7.989cm" svg:y1="9.083cm" svg:x2="8.955cm" svg:y2="9.083cm"><text:p/></draw:line><draw:line text:anchor-type="paragraph" draw:z-index="33" draw:name="Shape9" draw:style-name="gr14" draw:text-style-name="P12" svg:x1="7.285cm" svg:y1="11.555cm" svg:x2="5.26cm" svg:y2="11.576cm"><text:p/></draw:line><draw:line text:anchor-type="paragraph" draw:z-index="34" draw:name="Shape11" draw:style-name="gr14" draw:text-style-name="P2" svg:x1="7.286cm" svg:y1="11.557cm" svg:x2="7.318cm" svg:y2="10.809cm"><text:p/></draw:line><draw:custom-shape text:anchor-type="paragraph" draw:z-index="35" draw:name="Shape1" draw:style-name="gr19" draw:text-style-name="P3" svg:width="5.16cm" svg:height="1.147cm" svg:x="15.812cm" svg:y="14.367cm"><text:p text:style-name="P2"><text:span text:style-name="T1">tftp server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36" draw:name="Shape5" draw:style-name="gr3" draw:text-style-name="P2" svg:x1="11.291cm" svg:y1="14.924cm" svg:x2="15.692cm" svg:y2="14.945cm"><text:p/></draw:line><draw:frame text:anchor-type="paragraph" draw:z-index="37" draw:name="Shape6" draw:style-name="gr20" draw:text-style-name="P4" svg:width="1.648cm" svg:height="0.414cm" svg:x="12.434cm" svg:y="14.406cm"><draw:text-box><text:p><text:span text:style-name="T3"><text:s/></text:span><text:span text:style-name="T3">TCP/IP</text:span></text:p></draw:text-box></draw:frame><draw:custom-shape text:anchor-type="paragraph" draw:z-index="38" draw:name="Shape10" draw:style-name="gr15" draw:text-style-name="P7" svg:width="2.631cm" svg:height="0.884cm" svg:x="8.904cm" svg:y="13.212cm"><text:p><text:span text:style-name="T5">ADC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10" draw:style-name="gr16" draw:text-style-name="P8" svg:width="2.557cm" svg:height="0.856cm" svg:x="2.704cm" svg:y="15.739cm"><text:p><text:span text:style-name="T4">Other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14" draw:style-name="gr8" draw:text-style-name="P9" svg:width="8.587cm" svg:height="0.918cm" svg:x="2.704cm" svg:y="14.492cm"><text:p text:style-name="P2"><text:span text:style-name="T6">transport_katcp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21" draw:text-style-name="P3" svg:width="5.16cm" svg:height="1.156cm" svg:x="15.812cm" svg:y="23.019cm"><text:p text:style-name="P2"><text:span text:style-name="T1">test host</text:span></text:p><draw:enhanced-geometry svg:viewBox="0 0 21600 21600" draw:type="rectangle" draw:enhanced-path="M 0 0 L 21600 0 21600 21600 0 21600 0 0 Z N"/></draw:custom-shape><draw:line text:anchor-type="paragraph" draw:z-index="42" draw:name="Shape5" draw:style-name="gr3" draw:text-style-name="P2" svg:x1="11.269cm" svg:y1="23.573cm" svg:x2="15.691cm" svg:y2="23.601cm"><text:p/></draw:line><draw:frame text:anchor-type="paragraph" draw:z-index="43" draw:name="Shape6" draw:style-name="gr10" draw:text-style-name="P4" svg:width="1.133cm" svg:height="0.415cm" svg:x="12.412cm" svg:y="23.158cm"><draw:text-box><text:p><text:span text:style-name="T3">TCP/IP</text:span></text:p></draw:text-box></draw:frame><draw:line text:anchor-type="paragraph" draw:z-index="44" draw:name="Shape5" draw:style-name="gr3" draw:text-style-name="P2" svg:x1="11.291cm" svg:y1="19.225cm" svg:x2="15.692cm" svg:y2="19.237cm"><text:p/></draw:line><draw:frame text:anchor-type="paragraph" draw:z-index="45" draw:name="Shape6" draw:style-name="gr22" draw:text-style-name="P11" svg:width="1.541cm" svg:height="0.408cm" svg:x="12.421cm" svg:y="18.673cm"><draw:text-box><text:p><text:span text:style-name="T3"><text:s/></text:span><text:span text:style-name="T3">TCP/IP</text:span></text:p></draw:text-box></draw:frame><draw:custom-shape text:anchor-type="paragraph" draw:z-index="46" draw:name="Shape1" draw:style-name="gr2" draw:text-style-name="P3" svg:width="5.16cm" svg:height="1.149cm" svg:x="15.812cm" svg:y="18.703cm"><text:p text:style-name="P2"><text:span text:style-name="T1">iptm </text:span><text:span text:style-name="T8">μprocessor</text:span></text:p><text:p text:style-name="P2"><text:span text:style-name="T9">itpm board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7" draw:name="Shape7" draw:style-name="gr14" draw:text-style-name="P2" svg:x1="7.938cm" svg:y1="13.685cm" svg:x2="7.938cm" svg:y2="14.51cm"><text:p/></draw:line><draw:line text:anchor-type="paragraph" draw:z-index="48" draw:name="Shape8" draw:style-name="gr14" draw:text-style-name="P2" svg:x1="7.938cm" svg:y1="13.685cm" svg:x2="8.904cm" svg:y2="13.685cm"><text:p/></draw:line><draw:line text:anchor-type="paragraph" draw:z-index="49" draw:name="Shape9" draw:style-name="gr14" draw:text-style-name="P12" svg:x1="7.236cm" svg:y1="16.158cm" svg:x2="5.26cm" svg:y2="16.154cm"><text:p/></draw:line><draw:line text:anchor-type="paragraph" draw:z-index="50" draw:name="Shape11" draw:style-name="gr14" draw:text-style-name="P2" svg:x1="7.235cm" svg:y1="16.158cm" svg:x2="7.267cm" svg:y2="15.41cm"><text:p/></draw:line><draw:custom-shape text:anchor-type="paragraph" draw:z-index="51" draw:name="Shape10" draw:style-name="gr23" draw:text-style-name="P7" svg:width="2.632cm" svg:height="0.886cm" svg:x="8.781cm" svg:y="17.522cm"><text:p><text:span text:style-name="T5">ADC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10" draw:style-name="gr7" draw:text-style-name="P8" svg:width="2.557cm" svg:height="0.858cm" svg:x="2.683cm" svg:y="20.05cm"><text:p><text:span text:style-name="T4">Other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3" draw:name="Shape14" draw:style-name="gr8" draw:text-style-name="P9" svg:width="8.587cm" svg:height="0.918cm" svg:x="2.704cm" svg:y="18.805cm"><text:p text:style-name="P2"><text:span text:style-name="T6">transport_katcp</text:span></text:p><draw:enhanced-geometry svg:viewBox="0 0 21600 21600" draw:type="rectangle" draw:enhanced-path="M 0 0 L 21600 0 21600 21600 0 21600 0 0 Z N"/></draw:custom-shape><draw:line text:anchor-type="paragraph" draw:z-index="54" draw:name="Shape7" draw:style-name="gr14" draw:text-style-name="P2" svg:x1="7.816cm" svg:y1="17.997cm" svg:x2="7.816cm" svg:y2="18.822cm"><text:p/></draw:line><draw:line text:anchor-type="paragraph" draw:z-index="55" draw:name="Shape8" draw:style-name="gr14" draw:text-style-name="P2" svg:x1="7.816cm" svg:y1="17.997cm" svg:x2="8.782cm" svg:y2="17.997cm"><text:p/></draw:line><draw:line text:anchor-type="paragraph" draw:z-index="56" draw:name="Shape9" draw:style-name="gr14" draw:text-style-name="P12" svg:x1="7.113cm" svg:y1="20.469cm" svg:x2="5.26cm" svg:y2="20.453cm"><text:p/></draw:line><draw:line text:anchor-type="paragraph" draw:z-index="57" draw:name="Shape11" draw:style-name="gr14" draw:text-style-name="P2" svg:x1="7.113cm" svg:y1="20.471cm" svg:x2="7.145cm" svg:y2="19.723cm"><text:p/></draw:line><draw:custom-shape text:anchor-type="paragraph" draw:z-index="58" draw:name="Shape10" draw:style-name="gr23" draw:text-style-name="P7" svg:width="2.632cm" svg:height="0.886cm" svg:x="8.805cm" svg:y="21.872cm"><text:p><text:span text:style-name="T5">ADC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Shape14" draw:style-name="gr8" draw:text-style-name="P9" svg:width="8.587cm" svg:height="0.918cm" svg:x="2.683cm" svg:y="23.155cm"><text:p text:style-name="P2"><text:span text:style-name="T6">transport_katcp</text:span></text:p><draw:enhanced-geometry svg:viewBox="0 0 21600 21600" draw:type="rectangle" draw:enhanced-path="M 0 0 L 21600 0 21600 21600 0 21600 0 0 Z N"/></draw:custom-shape><draw:line text:anchor-type="paragraph" draw:z-index="60" draw:name="Shape7" draw:style-name="gr14" draw:text-style-name="P2" svg:x1="7.84cm" svg:y1="22.347cm" svg:x2="7.84cm" svg:y2="23.172cm"><text:p/></draw:line><draw:line text:anchor-type="paragraph" draw:z-index="61" draw:name="Shape8" draw:style-name="gr14" draw:text-style-name="P2" svg:x1="7.84cm" svg:y1="22.347cm" svg:x2="8.806cm" svg:y2="22.347cm"><text:p/></draw:line><draw:line text:anchor-type="paragraph" draw:z-index="62" draw:name="Shape9" draw:style-name="gr14" draw:text-style-name="P12" svg:x1="7.137cm" svg:y1="24.819cm" svg:x2="5.284cm" svg:y2="24.803cm"><text:p/></draw:line><draw:line text:anchor-type="paragraph" draw:z-index="63" draw:name="Shape11" draw:style-name="gr14" draw:text-style-name="P2" svg:x1="7.137cm" svg:y1="24.82cm" svg:x2="7.169cm" svg:y2="24.072cm"><text:p/></draw:line><draw:custom-shape text:anchor-type="paragraph" draw:z-index="64" draw:name="Shape10" draw:style-name="gr7" draw:text-style-name="P8" svg:width="2.557cm" svg:height="0.858cm" svg:x="2.683cm" svg:y="24.407cm"><text:p><text:span text:style-name="T4">Other devices</text:span></text:p><text:p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5" draw:name="Shape10" draw:style-name="gr5" draw:text-style-name="P6" svg:width="2.648cm" svg:height="1.221cm" svg:x="2.725cm" svg:y="4.002cm"><text:p text:style-name="P5"><text:span text:style-name="T4"/></text:p><text:p text:style-name="P5"><text:span text:style-name="T4">Memory </text:span></text:p><text:p text:style-name="P5"><text:span text:style-name="T4">devices</text:span></text:p><text:p text:style-name="P5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6" draw:name="Shape10" draw:style-name="gr24" draw:text-style-name="P13" svg:width="2.65cm" svg:height="1.225cm" svg:x="2.723cm" svg:y="8.336cm"><text:p text:style-name="P5"><text:span text:style-name="T5"/></text:p><text:p text:style-name="P5"><text:span text:style-name="T5">Memory </text:span></text:p><text:p text:style-name="P5"><text:span text:style-name="T5">devices</text:span></text:p><text:p text:style-name="P5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Shape10" draw:style-name="gr25" draw:text-style-name="P13" svg:width="2.652cm" svg:height="1.228cm" svg:x="2.723cm" svg:y="12.917cm"><text:p text:style-name="P5"><text:span text:style-name="T5"/></text:p><text:p text:style-name="P5"><text:span text:style-name="T5">Memory </text:span></text:p><text:p text:style-name="P5"><text:span text:style-name="T5">devices</text:span></text:p><text:p text:style-name="P5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10" draw:style-name="gr5" draw:text-style-name="P6" svg:width="2.648cm" svg:height="1.221cm" svg:x="2.725cm" svg:y="17.27cm"><text:p text:style-name="P5"><text:span text:style-name="T4"/></text:p><text:p text:style-name="P5"><text:span text:style-name="T4">Memory </text:span></text:p><text:p text:style-name="P5"><text:span text:style-name="T4">devices</text:span></text:p><text:p text:style-name="P5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Shape10" draw:style-name="gr5" draw:text-style-name="P6" svg:width="2.648cm" svg:height="1.221cm" svg:x="2.725cm" svg:y="21.648cm"><text:p text:style-name="P5"><text:span text:style-name="T4"/></text:p><text:p text:style-name="P5"><text:span text:style-name="T4">Memory </text:span></text:p><text:p text:style-name="P5"><text:span text:style-name="T4">devices</text:span></text:p><text:p text:style-name="P5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0" draw:name="Shape4" draw:style-name="gr14" draw:text-style-name="P2" svg:x1="6.978cm" svg:y1="4.544cm" svg:x2="7.001cm" svg:y2="5.541cm"><text:p/></draw:line><draw:line text:anchor-type="paragraph" draw:z-index="71" draw:name="Shape2" draw:style-name="gr14" draw:text-style-name="P2" svg:x1="6.978cm" svg:y1="4.544cm" svg:x2="5.373cm" svg:y2="4.569cm"><text:p/></draw:line><draw:line text:anchor-type="paragraph" draw:z-index="72" draw:name="Shape4" draw:style-name="gr14" draw:text-style-name="P2" svg:x1="6.978cm" svg:y1="8.896cm" svg:x2="7.001cm" svg:y2="9.893cm"><text:p/></draw:line><draw:line text:anchor-type="paragraph" draw:z-index="73" draw:name="Shape2" draw:style-name="gr14" draw:text-style-name="P2" svg:x1="6.978cm" svg:y1="8.896cm" svg:x2="5.373cm" svg:y2="8.921cm"><text:p/></draw:line><draw:line text:anchor-type="paragraph" draw:z-index="74" draw:name="Shape4" draw:style-name="gr14" draw:text-style-name="P2" svg:x1="6.98cm" svg:y1="13.496cm" svg:x2="7.003cm" svg:y2="14.493cm"><text:p/></draw:line><draw:line text:anchor-type="paragraph" draw:z-index="75" draw:name="Shape2" draw:style-name="gr14" draw:text-style-name="P2" svg:x1="6.98cm" svg:y1="13.496cm" svg:x2="5.375cm" svg:y2="13.521cm"><text:p/></draw:line><draw:line text:anchor-type="paragraph" draw:z-index="76" draw:name="Shape4" draw:style-name="gr14" draw:text-style-name="P2" svg:x1="6.978cm" svg:y1="22.158cm" svg:x2="7.001cm" svg:y2="23.155cm"><text:p/></draw:line><draw:line text:anchor-type="paragraph" draw:z-index="77" draw:name="Shape2" draw:style-name="gr14" draw:text-style-name="P2" svg:x1="6.978cm" svg:y1="22.158cm" svg:x2="5.373cm" svg:y2="22.183cm"><text:p/></draw:line><draw:custom-shape text:anchor-type="paragraph" draw:z-index="78" draw:name="Shape1" draw:style-name="gr26" draw:text-style-name="P14" svg:width="9.363cm" svg:height="4.07cm" svg:x="2.439cm" svg:y="17.1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9" draw:name="Shape1" draw:style-name="gr26" draw:text-style-name="P14" svg:width="9.363cm" svg:height="4.07cm" svg:x="2.461cm" svg:y="12.79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0" draw:name="Shape1" draw:style-name="gr26" draw:text-style-name="P14" svg:width="9.363cm" svg:height="4.07cm" svg:x="2.482cm" svg:y="8.15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1" draw:name="Shape1" draw:style-name="gr26" draw:text-style-name="P14" svg:width="9.363cm" svg:height="4.07cm" svg:x="2.503cm" svg:y="3.82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2" draw:name="Shape1" draw:style-name="gr27" draw:text-style-name="P14" svg:width="9.365cm" svg:height="4.072cm" svg:x="2.501cm" svg:y="-0.49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3" draw:name="Shape12" draw:style-name="gr28" draw:text-style-name="P15" svg:width="9.871cm" svg:height="27.309cm" svg:x="2.258cm" svg:y="-0.647cm"><text:p/><draw:enhanced-geometry svg:viewBox="0 0 21600 21600" draw:type="rectangle" draw:enhanced-path="M 0 0 L 21600 0 21600 21600 0 21600 0 0 Z N"/></draw:custom-shape><draw:custom-shape text:anchor-type="paragraph" draw:z-index="84" draw:name="Shape13" draw:style-name="gr29" draw:text-style-name="P16" svg:width="19.509cm" svg:height="27.941cm" svg:x="1.871cm" svg:y="-0.938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09:58:26.709773138</meta:creation-date>
    <dc:date>2022-04-28T16:21:25.424767910</dc:date>
    <meta:editing-duration>P5DT3H48M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